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7M00S" calcext:value-type="time">
            <text:p>04:57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00/00/00</text:date>, <text:time style:data-style-name="N2" text:time-value="04:59:58.51562848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9T05:00:05.922445576</dc:date>
    <meta:editing-duration>PT17M42S</meta:editing-duration>
    <meta:editing-cycles>23</meta:editing-cycles>
    <meta:generator>LibreOffice/25.2.2.2$Linux_X86_64 LibreOffice_project/520$Build-2</meta:generator>
    <meta:document-statistic meta:table-count="2" meta:cell-count="82" meta:object-count="0"/>
  </office:meta>
</office:document-meta>
</file>